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73cm" fo:min-width="0.6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8.62cm" svg:y1="4.492cm" svg:x2="11.795cm" svg:y2="8.619cm">
          <text:p/>
        </draw:line>
        <draw:custom-shape draw:style-name="gr2" draw:text-style-name="P2" draw:layer="layout" svg:width="1.587cm" svg:height="1.587cm" svg:x="7.985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795cm" svg:y1="8.619cm" svg:x2="14.017cm" svg:y2="11.476cm">
          <text:p/>
        </draw:line>
        <draw:custom-shape draw:style-name="gr2" draw:text-style-name="P2" draw:layer="layout" svg:width="1.587cm" svg:height="1.587cm" svg:x="10.52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017cm" svg:y1="11.159cm" svg:x2="16.875cm" svg:y2="7.984cm">
          <text:p/>
        </draw:line>
        <draw:line draw:style-name="gr1" draw:text-style-name="P1" draw:layer="layout" svg:x1="13.7cm" svg:y1="11.477cm" svg:x2="10.525cm" svg:y2="14.969cm">
          <text:p/>
        </draw:line>
        <draw:line draw:style-name="gr1" draw:text-style-name="P1" draw:layer="layout" svg:x1="14.017cm" svg:y1="11.477cm" svg:x2="16.875cm" svg:y2="14.334cm">
          <text:p/>
        </draw:line>
        <draw:custom-shape draw:style-name="gr2" draw:text-style-name="P2" draw:layer="layout" svg:width="1.587cm" svg:height="1.587cm" svg:x="16.24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7cm" svg:height="1.587cm" svg:x="16.24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7cm" svg:height="1.587cm" svg:x="9.573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7cm" svg:height="1.587cm" svg:x="13.06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2:11:39.844271759</meta:creation-date>
    <dc:date>2022-10-29T12:28:30.001551623</dc:date>
    <meta:editing-duration>PT12M24S</meta:editing-duration>
    <meta:editing-cycles>6</meta:editing-cycles>
    <meta:generator>LibreOffice/7.0.4.2$Linux_X86_64 LibreOffice_project/00$Build-2</meta:generator>
    <meta:document-statistic meta:object-count="11"/>
  </office:meta>
</office:document-meta>
</file>